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WITH All_Tables AS(</text:p>
      <text:p text:style-name="P1"><text:s text:c="2"/>SELECT *,</text:p>
      <text:p text:style-name="P1"><text:s text:c="2"/><text:tab/><text:tab/><text:s/>s.eventid AS Event,</text:p>
      <text:p text:style-name="P1"><text:s text:c="2"/><text:tab/><text:tab/><text:s/>EXTRACT(month FROM s.saletime) AS Month_Num,</text:p>
      <text:p text:style-name="P1"><text:s text:c="2"/><text:tab/><text:tab/><text:s/>pricepaid*qtysold AS Total_Sales</text:p>
      <text:p text:style-name="P1"><text:s/></text:p>
      <text:p text:style-name="P1"><text:s text:c="2"/>FROM sales s</text:p>
      <text:p text:style-name="P1"><text:s text:c="4"/>JOIN event e</text:p>
      <text:p text:style-name="P1"><text:s text:c="4"/>ON s.eventid = e.eventid</text:p>
      <text:p text:style-name="P1"><text:s text:c="4"/>JOIN venue v</text:p>
      <text:p text:style-name="P1"><text:s text:c="4"/>ON e.venueid = v.venueid</text:p>
      <text:p text:style-name="P1"><text:s text:c="4"/>JOIN category c</text:p>
      <text:p text:style-name="P1"><text:s text:c="4"/>ON e.catid = c.catid</text:p>
      <text:p text:style-name="P1"><text:s text:c="4"/>JOIN date d</text:p>
      <text:p text:style-name="P1"><text:s text:c="4"/>ON e.dateid = d.dateid</text:p>
      <text:p text:style-name="P1"><text:s text:c="2"/>),</text:p>
      <text:p text:style-name="P1"><text:s text:c="2"/>Monthly_Sales AS(</text:p>
      <text:p text:style-name="P1"><text:s text:c="4"/>SELECT <text:s/>SUM(Total_Sales) AS Total_Monthly_Sales,</text:p>
      <text:p text:style-name="P1"><text:s text:c="12"/>Event,</text:p>
      <text:p text:style-name="P1"><text:s text:c="12"/>venuename AS Venue,</text:p>
      <text:p text:style-name="P1"><text:s text:c="12"/>catname AS Category,</text:p>
      <text:p text:style-name="P1"><text:s text:c="12"/>month_num AS Month</text:p>
      <text:p text:style-name="P1"><text:s text:c="4"/><text:tab/><text:tab/></text:p>
      <text:p text:style-name="P1"><text:s text:c="4"/>FROM All_Tables a</text:p>
      <text:p text:style-name="P1"><text:s text:c="4"/>GROUP BY month_num, Category, Venue, Event</text:p>
      <text:p text:style-name="P1"><text:s text:c="4"/>ORDER BY month_num ASC, Category DESC, Venue DESC, Event DESC</text:p>
      <text:p text:style-name="P1"><text:s text:c="4"/></text:p>
      <text:p text:style-name="P1"><text:s text:c="4"/>),</text:p>
      <text:p text:style-name="P1"><text:s text:c="4"/>Venue_RT AS(</text:p>
      <text:p text:style-name="P1"><text:s text:c="4"/>SELECT <text:s/>SUM(Total_Sales) AS Venue_Sales,</text:p>
      <text:p text:style-name="P1"><text:s text:c="6"/><text:tab/><text:tab/>SUM(Venue_Sales) OVER (PARTITION BY Venuename ORDER BY month_num ROWS UNBOUNDED PRECEDING) AS Venue_RT,</text:p>
      <text:p text:style-name="P1"><text:s text:c="12"/>venuename AS Venue,</text:p>
      <text:p text:style-name="P1"><text:s text:c="6"/><text:tab/><text:tab/>month_num,</text:p>
      <text:p text:style-name="P1"><text:s text:c="6"/><text:tab/><text:tab/>catname,</text:p>
      <text:p text:style-name="P1"><text:s text:c="6"/><text:tab/><text:tab/>DENSE_RANK() OVER (PARTITION BY month_num, catname ORDER BY SUM(Total_Sales) DESC) AS Venue_Rank</text:p>
      <text:p text:style-name="P1"><text:s text:c="4"/><text:tab/><text:tab/></text:p>
      <text:p text:style-name="P1"><text:s text:c="4"/>FROM All_Tables</text:p>
      <text:p text:style-name="P1"><text:s text:c="4"/>GROUP BY month_num, venuename, catname</text:p>
      <text:p text:style-name="P1"><text:s text:c="4"/></text:p>
      <text:p text:style-name="P1"><text:s text:c="4"/>),</text:p>
      <text:p text:style-name="P1"><text:s text:c="4"/>Category_RT AS(</text:p>
      <text:p text:style-name="P1"><text:s text:c="4"/>SELECT <text:s/>SUM(Total_Sales) AS Cat_Sales,</text:p>
      <text:p text:style-name="P1"><text:s text:c="6"/><text:tab/><text:tab/>SUM(Cat_Sales) OVER (PARTITION BY Category ORDER BY month_num ROWS UNBOUNDED PRECEDING) AS Cat_RT,</text:p>
      <text:p text:style-name="P1"><text:s text:c="12"/>catname AS Category,</text:p>
      <text:p text:style-name="P1"><text:s text:c="6"/><text:tab/><text:tab/>month_num,</text:p>
      <text:p text:style-name="P1"><text:s text:c="6"/><text:tab/><text:tab/>DENSE_RANK() OVER (PARTITION BY month_num ORDER BY SUM(Total_Sales) DESC) AS Category_Rank</text:p>
      <text:p text:style-name="P1"><text:s text:c="4"/><text:tab/><text:tab/></text:p>
      <text:p text:style-name="P1"><text:s text:c="4"/>FROM All_Tables</text:p>
      <text:p text:style-name="P1"><text:s text:c="4"/>GROUP BY month_num, catname</text:p>
      <text:p text:style-name="P1"><text:s text:c="4"/>),</text:p>
      <text:p text:style-name="P1"><text:s text:c="4"/>Event_RT AS(</text:p>
      <text:p text:style-name="P1"><text:s text:c="4"/>SELECT SUM(Total_Sales) AS Event_Sales,</text:p>
      <text:p text:style-name="P1"><text:s text:c="6"/><text:tab/><text:s text:c="3"/>SUM(Event_Sales) OVER (PARTITION BY Event ORDER BY month_num ROWS UNBOUNDED PRECEDING) AS Event_RT,</text:p>
      <text:p text:style-name="P1"><text:s text:c="6"/><text:tab/><text:s text:c="3"/>Event,</text:p>
      <text:p text:style-name="P1"><text:s text:c="5"/><text:tab/><text:s text:c="3"/>venuename AS Venue,</text:p>
      <text:p text:style-name="P1"><text:s text:c="6"/><text:tab/><text:s text:c="3"/>month_num,</text:p>
      <text:p text:style-name="P1"><text:s text:c="11"/>DENSE_RANK() OVER (PARTITION BY month_num, venuename, catname ORDER BY SUM(Total_Sales) DESC) AS Event_Rank</text:p>
      <text:p text:style-name="P1"><text:s text:c="6"/></text:p>
      <text:p text:style-name="P1"><text:s text:c="4"/>FROM All_Tables</text:p>
      <text:p text:style-name="P1"><text:s text:c="4"/>GROUP BY month_num, venuename, catname, event</text:p>
      <text:p text:style-name="P1"><text:s text:c="6"/><text:tab/></text:p>
      <text:p text:style-name="P1"><text:s text:c="4"/>),</text:p>
      <text:p text:style-name="P1"><text:s text:c="5"/>Category_Percent AS(</text:p>
      <text:p text:style-name="P1"><text:s text:c="6"/>SELECT</text:p>
      <text:p text:style-name="P1"><text:s text:c="6"/><text:tab/>Month_num,</text:p>
      <text:p text:style-name="P1"><text:tab/><text:tab/>Category_Rank,</text:p>
      <text:p text:style-name="P1"><text:s text:c="8"/>Cat_Sales,</text:p>
      <text:p text:style-name="P1"><text:s text:c="8"/>Category,</text:p>
      <text:p text:style-name="P1"><text:s text:c="8"/>LAG(Cat_Sales,1) OVER (PARTITION BY Month_num ORDER BY Category_Rank) as Cat_Sales_Previous,</text:p>
      <text:p text:style-name="P1"><text:s text:c="8"/>COALESCE((Cat_Sales - Cat_Sales_Previous)/Cat_Sales_Previous,0) as Percent_Change,</text:p>
      <text:p text:style-name="P1"><text:s text:c="8"/>SUM(Cat_Sales) OVER (PARTITION BY Category ORDER BY month_num ROWS UNBOUNDED PRECEDING) as Cat_Sales_RT</text:p>
      <text:p text:style-name="P1"><text:s text:c="6"/>FROM Category_RT</text:p>
      <text:p text:style-name="P1"><text:s text:c="6"/>order by month_num asc, Category_Rank ASC</text:p>
      <text:p text:style-name="P1"><text:s text:c="6"/>)</text:p>
      <text:p text:style-name="P1"><text:s text:c="4"/></text:p>
      <text:p text:style-name="P1">SELECT m.Month,</text:p>
      <text:p text:style-name="P1"/>
      <text:p text:style-name="P1"><text:tab/><text:s text:c="3"/>m.Category,</text:p>
      <text:p text:style-name="P1"><text:s text:c="7"/>c.Category_Rank,</text:p>
      <text:p text:style-name="P1"><text:s text:c="4"/></text:p>
      <text:p text:style-name="P1"><text:s text:c="7"/>m.Venue,</text:p>
      <text:p text:style-name="P1"><text:s text:c="7"/>v.Venue_Rank,</text:p>
      <text:p text:style-name="P1"><text:s text:c="7"/></text:p>
      <text:p text:style-name="P1"><text:s text:c="7"/>m.Event,</text:p>
      <text:p text:style-name="P1"><text:s text:c="7"/>e.Event_Rank,</text:p>
      <text:p text:style-name="P1"><text:s text:c="7"/></text:p>
      <text:p text:style-name="P1"><text:s text:c="7"/>v.Venue_RT,</text:p>
      <text:p text:style-name="P1"><text:s text:c="7"/>c.Cat_RT,</text:p>
      <text:p text:style-name="P1"><text:s text:c="7"/>e.Event_RT,</text:p>
      <text:p text:style-name="P1"><text:s text:c="7"/>m.Total_Monthly_Sales,</text:p>
      <text:p text:style-name="P1"><text:s text:c="7"/></text:p>
      <text:p text:style-name="P1"><text:s text:c="7"/>TO_CHAR(cp.Percent_Change, 'fm0D00%') AS Percent_Change</text:p>
      <text:p text:style-name="P1"><text:s text:c="7"/></text:p>
      <text:p text:style-name="P1"><text:s text:c="7"/></text:p>
      <text:p text:style-name="P1"><text:s text:c="7"/></text:p>
      <text:p text:style-name="P1"><text:s text:c="7"/></text:p>
      <text:p text:style-name="P1">FROM Monthly_Sales m</text:p>
      <text:p text:style-name="P1">JOIN Venue_RT v</text:p>
      <text:p text:style-name="P1">ON m.venue = v.venue</text:p>
      <text:p text:style-name="P1"><text:tab/>AND m.Month = v.month_num</text:p>
      <text:p text:style-name="P1"><text:s text:c="4"/>AND m.Category = v.catname</text:p>
      <text:p text:style-name="P1">JOIN Category_RT c</text:p>
      <text:p text:style-name="P1">ON m.category = c.category</text:p>
      <text:p text:style-name="P1"><text:tab/>AND m.Month = c.month_num</text:p>
      <text:p text:style-name="P1">JOIN Event_RT e</text:p>
      <text:p text:style-name="P1">ON m.event = e.event</text:p>
      <text:p text:style-name="P1"><text:tab/>AND m.venue = e.venue</text:p>
      <text:p text:style-name="P1"><text:s text:c="4"/>AND m.Month = e.month_num</text:p>
      <text:p text:style-name="P1">JOIN Category_Percent cp</text:p>
      <text:p text:style-name="P1">ON c.category_rank = cp.category_rank</text:p>
      <text:p text:style-name="P1"><text:tab/>AND c.month_num = cp.month_num</text:p>
      <text:p text:style-name="P1">ORDER BY month ASC, category DESC, venue DESC, event DES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